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Consolas, 'Courier New',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Thread_5f_Results" style:display-name="Thread_Results" style:family="table">
      <style:table-properties style:width="6.925in" table:align="margins"/>
    </style:style>
    <style:style style:name="Thread_5f_Results.A" style:display-name="Thread_Results.A" style:family="table-column">
      <style:table-column-properties style:column-width="2.3083in" style:rel-column-width="21845*"/>
    </style:style>
    <style:style style:name="Thread_5f_Results.1" style:display-name="Thread_Results.1" style:family="table-row">
      <style:table-row-properties style:min-row-height="0.4326in"/>
    </style:style>
    <style:style style:name="Thread_5f_Results.A1" style:display-name="Thread_Results.A1" style:family="table-cell">
      <style:table-cell-properties fo:padding="0in" fo:border="none" style:writing-mode="page"/>
    </style:style>
    <style:style style:name="P1" style:family="paragraph" style:parent-style-name="Header">
      <style:text-properties officeooo:rsid="000d9b75" officeooo:paragraph-rsid="000d9b75"/>
    </style:style>
    <style:style style:name="P2" style:family="paragraph" style:parent-style-name="Header">
      <style:text-properties officeooo:rsid="000f6282" officeooo:paragraph-rsid="000f6282"/>
    </style:style>
    <style:style style:name="P3" style:family="paragraph" style:parent-style-name="Standard">
      <style:paragraph-properties fo:text-align="center" style:justify-single-word="false"/>
      <style:text-properties officeooo:rsid="00081430" officeooo:paragraph-rsid="00081430"/>
    </style:style>
    <style:style style:name="P4" style:family="paragraph" style:parent-style-name="Standard">
      <style:paragraph-properties fo:text-align="start" style:justify-single-word="false"/>
      <style:text-properties officeooo:rsid="00081430" officeooo:paragraph-rsid="00081430"/>
    </style:style>
    <style:style style:name="P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writing-mode="lr-tb"/>
    </style:style>
    <style:style style:name="P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writing-mode="lr-tb"/>
      <style:text-properties officeooo:paragraph-rsid="000ca05a"/>
    </style:style>
    <style:style style:name="P7" style:family="paragraph" style:parent-style-name="Standard">
      <style:paragraph-properties fo:text-align="start" style:justify-single-word="false"/>
      <style:text-properties officeooo:rsid="000ac0de" officeooo:paragraph-rsid="000ac0de"/>
    </style:style>
    <style:style style:name="P8" style:family="paragraph" style:parent-style-name="Standard">
      <style:paragraph-properties fo:text-align="start" style:justify-single-word="false"/>
      <style:text-properties officeooo:rsid="000d9b75" officeooo:paragraph-rsid="000d9b75"/>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officeooo:rsid="000ca05a" officeooo:paragraph-rsid="000ca05a"/>
    </style:style>
    <style:style style:name="P11" style:family="paragraph" style:parent-style-name="Table_20_Contents">
      <style:paragraph-properties fo:text-align="start" style:justify-single-word="false"/>
      <style:text-properties officeooo:rsid="0011c2b7" officeooo:paragraph-rsid="0011c2b7"/>
    </style:style>
    <style:style style:name="T1" style:family="text">
      <style:text-properties officeooo:rsid="000988a6"/>
    </style:style>
    <style:style style:name="T2" style:family="text">
      <style:text-properties officeooo:rsid="000ac0de"/>
    </style:style>
    <style:style style:name="T3" style:family="text">
      <style:text-properties style:font-name="monospace" fo:font-size="10.5pt" loext:padding="0in" loext:border="none"/>
    </style:style>
    <style:style style:name="T4" style:family="text">
      <style:text-properties loext:padding="0in" loext:border="none"/>
    </style:style>
    <style:style style:name="T5" style:family="text">
      <style:text-properties fo:font-variant="normal" fo:text-transform="none" fo:letter-spacing="normal" fo:font-style="normal" fo:font-weight="normal" loext:padding="0in" loext:border="none"/>
    </style:style>
    <style:style style:name="T6" style:family="text">
      <style:text-properties officeooo:rsid="000f6282"/>
    </style:style>
    <style:style style:name="T7" style:family="text">
      <style:text-properties style:text-position="super 58%"/>
    </style:style>
    <style:style style:name="T8" style:family="text">
      <style:text-properties style:text-position="0% 100%"/>
    </style:style>
    <style:style style:name="T9" style:family="text">
      <style:text-properties officeooo:rsid="00114b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zard Threads Analysis</text:p>
      <text:p text:style-name="P4"/>
      <text:p text:style-name="P4"/>
      <text:p text:style-name="P4"><text:tab/>The object of this project is to create a shared mutually exclusive resource that is accessed by multiple threads. There are N lizard threads and M cat threads, the lizard threads must limit the occupancy of the sidewalk or else the M cat threads will wake up and terminate the program. <text:span text:style-name="T1">The lizard threads must maintain a limit on how many lizards can use the sidewalk because the cats will wake up and terminate the entire program if too many lizards are using the shared sidewalk at once. We handle this requirement by using a set of counting semaphores that are assigned a #define <text:s/>MAX_LIZARD_CROSSING value at compile time to adjust the limit. </text:span><text:span text:style-name="T2">We also have to implement a few mutexes to ensure mutual exclusion of the lizard counting variables and of the global world running state variable. Overall this project effectively simulates thread synchronization and the issues involved with engineering a solution to this type of problem. Some of the issues you can run into are deadlocks, race conditions and bottlenecks from over use of mutexes. </text:span></text:p>
      <text:p text:style-name="P4"/>
      <text:p text:style-name="P7">Below is a table of values documenting our results.</text:p>
      <text:p text:style-name="P7"/>
      <table:table table:name="Thread_Results" table:style-name="Thread_5f_Results">
        <table:table-column table:style-name="Thread_5f_Results.A" table:number-columns-repeated="3"/>
        <table:table-row table:style-name="Thread_5f_Results.1">
          <table:table-cell table:style-name="Thread_5f_Results.A1" office:value-type="string">
            <text:p text:style-name="P5"><text:bookmark text:name="page1R_mcid38"/><text:span text:style-name="T3">WORLDEND (s)</text:span><text:span text:style-name="T4"> <text:line-break/></text:span></text:p>
            <text:p text:style-name="P9"/>
          </table:table-cell>
          <table:table-cell table:style-name="Thread_5f_Results.A1" office:value-type="string">
            <text:p text:style-name="P6"><text:span text:style-name="T3">Maximum Number of </text:span><text:span text:style-name="T4"><text:line-break/></text:span><text:span text:style-name="T3">Lizards Crossing</text:span><text:span text:style-name="T4"> </text:span></text:p>
          </table:table-cell>
          <table:table-cell table:style-name="Thread_5f_Results.A1" office:value-type="string">
            <text:p text:style-name="P6"><text:span text:style-name="T5">Lizards safe?</text:span></text:p>
          </table:table-cell>
        </table:table-row>
        <table:table-row>
          <table:table-cell table:style-name="Thread_5f_Results.A1" office:value-type="string">
            <text:p text:style-name="P10">30</text:p>
          </table:table-cell>
          <table:table-cell table:style-name="Thread_5f_Results.A1" office:value-type="string">
            <text:p text:style-name="P10">4</text:p>
          </table:table-cell>
          <table:table-cell table:style-name="Thread_5f_Results.A1" office:value-type="string">
            <text:p text:style-name="P10">Yes</text:p>
          </table:table-cell>
        </table:table-row>
        <table:table-row>
          <table:table-cell table:style-name="Thread_5f_Results.A1" office:value-type="string">
            <text:p text:style-name="P10">120</text:p>
          </table:table-cell>
          <table:table-cell table:style-name="Thread_5f_Results.A1" office:value-type="string">
            <text:p text:style-name="P10">4</text:p>
          </table:table-cell>
          <table:table-cell table:style-name="Thread_5f_Results.A1" office:value-type="string">
            <text:p text:style-name="P10">Yes</text:p>
          </table:table-cell>
        </table:table-row>
        <table:table-row>
          <table:table-cell table:style-name="Thread_5f_Results.A1" office:value-type="string">
            <text:p text:style-name="P10">600</text:p>
          </table:table-cell>
          <table:table-cell table:style-name="Thread_5f_Results.A1" office:value-type="string">
            <text:p text:style-name="P10">8</text:p>
          </table:table-cell>
          <table:table-cell table:style-name="Thread_5f_Results.A1" office:value-type="string">
            <text:p text:style-name="P10">Yes</text:p>
          </table:table-cell>
        </table:table-row>
        <table:table-row>
          <table:table-cell table:style-name="Thread_5f_Results.A1" office:value-type="string">
            <text:p text:style-name="P11">1800</text:p>
          </table:table-cell>
          <table:table-cell table:style-name="Thread_5f_Results.A1" office:value-type="string">
            <text:p text:style-name="P11">4</text:p>
          </table:table-cell>
          <table:table-cell table:style-name="Thread_5f_Results.A1" office:value-type="string">
            <text:p text:style-name="P11">Yes</text:p>
          </table:table-cell>
        </table:table-row>
      </table:table>
      <text:p text:style-name="P7"/>
      <text:p text:style-name="P8"><text:tab/>In conclusion, we ran the program with various settings changing amount of run time and number of max lizards crossing. Changing these values did not impact the safety of the threads nor did it cause the program to crash. <text:span text:style-name="T9">The hardest part of this project was resolving a deadlock during development, however there weren’t too many problems during developmen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Consolas, 'Courier New',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9b75" officeooo:paragraph-rsid="000d9b75"/>
    </style:style>
    <style:style style:name="MP2" style:family="paragraph" style:parent-style-name="Header">
      <style:text-properties officeooo:rsid="000f6282" officeooo:paragraph-rsid="000f6282"/>
    </style:style>
    <style:style style:name="MT1" style:family="text">
      <style:text-properties officeooo:rsid="000f6282"/>
    </style:style>
    <style:style style:name="MT2"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ndrew Bare</text:p>
        <text:p text:style-name="MP1">D<text:span text:style-name="MT1">a</text:span>nte Gordon</text:p>
        <text:p text:style-name="MP2">SysNet 1</text:p>
        <text:p text:style-name="MP2">Nov 5<text:span text:style-name="MT2">th</text:span> 20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5T17:47:53.823316358</meta:creation-date>
    <meta:generator>LibreOffice/7.3.7.2$Linux_X86_64 LibreOffice_project/30$Build-2</meta:generator>
    <dc:date>2023-11-05T18:55:57.592003175</dc:date>
    <meta:editing-duration>PT26M10S</meta:editing-duration>
    <meta:editing-cycles>8</meta:editing-cycles>
    <meta:document-statistic meta:table-count="1" meta:image-count="0" meta:object-count="0" meta:page-count="1" meta:paragraph-count="23" meta:word-count="278" meta:character-count="1618" meta:non-whitespace-character-count="1354"/>
  </office:meta>
</office:document-meta>
</file>